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Savings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Balanc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Municipal Bonds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terest Earned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formula="of:=[.E5]" office:value-type="currency" office:currency="USD" office:value="100">
            <text:p>$100.00</text:p>
          </table:table-cell>
          <table:table-cell table:formula="of:=[.E10]*[.$E$6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formula="of:=[.E10]+[.F10]" office:value-type="currency" office:currency="USD" office:value="106">
            <text:p>$106.00</text:p>
          </table:table-cell>
          <table:table-cell table:formula="of:=[.E11]*[.$E$6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table:formula="of:=[.E11]+[.F11]" office:value-type="currency" office:currency="USD" office:value="112.36">
            <text:p>$112.36</text:p>
          </table:table-cell>
          <table:table-cell table:formula="of:=[.E12]*[.$E$6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table:formula="of:=[.E12]+[.F12]" office:value-type="currency" office:currency="USD" office:value="119.1016">
            <text:p>$119.10</text:p>
          </table:table-cell>
          <table:table-cell table:formula="of:=[.E13]*[.$E$6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table:formula="of:=[.E13]+[.F13]" office:value-type="currency" office:currency="USD" office:value="126.247696">
            <text:p>$126.25</text:p>
          </table:table-cell>
          <table:table-cell table:formula="of:=[.E14]*[.$E$6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5">
            <text:p>2025</text:p>
          </table:table-cell>
          <table:table-cell table:formula="of:=[.E14]+[.F14]" office:value-type="currency" office:currency="USD" office:value="133.82255776">
            <text:p>$133.82</text:p>
          </table:table-cell>
          <table:table-cell table:formula="of:=[.E15]*[.$E$6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6">
            <text:p>2026</text:p>
          </table:table-cell>
          <table:table-cell table:formula="of:=[.E15]+[.F15]" office:value-type="currency" office:currency="USD" office:value="141.8519112256">
            <text:p>$141.85</text:p>
          </table:table-cell>
          <table:table-cell table:formula="of:=[.E16]*[.$E$6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7">
            <text:p>2027</text:p>
          </table:table-cell>
          <table:table-cell table:formula="of:=[.E16]+[.F16]" office:value-type="currency" office:currency="USD" office:value="150.363025899136">
            <text:p>$150.36</text:p>
          </table:table-cell>
          <table:table-cell table:formula="of:=[.E17]*[.$E$6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8">
            <text:p>2028</text:p>
          </table:table-cell>
          <table:table-cell table:formula="of:=[.E17]+[.F17]" office:value-type="currency" office:currency="USD" office:value="159.384807453084">
            <text:p>$159.38</text:p>
          </table:table-cell>
          <table:table-cell table:formula="of:=[.E18]*[.$E$6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29">
            <text:p>2029</text:p>
          </table:table-cell>
          <table:table-cell table:formula="of:=[.E18]+[.F18]" office:value-type="currency" office:currency="USD" office:value="168.947895900269">
            <text:p>$168.95</text:p>
          </table:table-cell>
          <table:table-cell table:formula="of:=[.E19]*[.$E$6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0">
            <text:p>2030</text:p>
          </table:table-cell>
          <table:table-cell table:formula="of:=[.E19]+[.F19]" office:value-type="currency" office:currency="USD" office:value="179.084769654285">
            <text:p>$179.08</text:p>
          </table:table-cell>
          <table:table-cell table:formula="of:=[.E20]*[.$E$6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1">
            <text:p>2031</text:p>
          </table:table-cell>
          <table:table-cell table:formula="of:=[.E20]+[.F20]" office:value-type="currency" office:currency="USD" office:value="189.829855833543">
            <text:p>$189.83</text:p>
          </table:table-cell>
          <table:table-cell table:formula="of:=[.E21]*[.$E$6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2">
            <text:p>2032</text:p>
          </table:table-cell>
          <table:table-cell table:formula="of:=[.E21]+[.F21]" office:value-type="currency" office:currency="USD" office:value="201.219647183555">
            <text:p>$201.22</text:p>
          </table:table-cell>
          <table:table-cell table:formula="of:=[.E22]*[.$E$6]" office:value-type="currency" office:currency="USD" office:value="12.0731788310133">
            <text:p>$12.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3">
            <text:p>2033</text:p>
          </table:table-cell>
          <table:table-cell table:formula="of:=[.E22]+[.F22]" office:value-type="currency" office:currency="USD" office:value="213.292826014568">
            <text:p>$213.29</text:p>
          </table:table-cell>
          <table:table-cell table:formula="of:=[.E23]*[.$E$6]" office:value-type="currency" office:currency="USD" office:value="12.7975695608741">
            <text:p>$12.8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4">
            <text:p>2034</text:p>
          </table:table-cell>
          <table:table-cell table:formula="of:=[.E23]+[.F23]" office:value-type="currency" office:currency="USD" office:value="226.090395575442">
            <text:p>$226.09</text:p>
          </table:table-cell>
          <table:table-cell table:formula="of:=[.E24]*[.$E$6]" office:value-type="currency" office:currency="USD" office:value="13.5654237345265">
            <text:p>$13.5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5">
            <text:p>2035</text:p>
          </table:table-cell>
          <table:table-cell table:formula="of:=[.E24]+[.F24]" office:value-type="currency" office:currency="USD" office:value="239.655819309969">
            <text:p>$239.66</text:p>
          </table:table-cell>
          <table:table-cell table:formula="of:=[.E25]*[.$E$6]" office:value-type="currency" office:currency="USD" office:value="14.3793491585981">
            <text:p>$14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6">
            <text:p>2036</text:p>
          </table:table-cell>
          <table:table-cell table:formula="of:=[.E25]+[.F25]" office:value-type="currency" office:currency="USD" office:value="254.035168468567">
            <text:p>$254.04</text:p>
          </table:table-cell>
          <table:table-cell table:formula="of:=[.E26]*[.$E$6]" office:value-type="currency" office:currency="USD" office:value="15.242110108114">
            <text:p>$15.2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7">
            <text:p>2037</text:p>
          </table:table-cell>
          <table:table-cell table:formula="of:=[.E26]+[.F26]" office:value-type="currency" office:currency="USD" office:value="269.277278576681">
            <text:p>$269.28</text:p>
          </table:table-cell>
          <table:table-cell table:formula="of:=[.E27]*[.$E$6]" office:value-type="currency" office:currency="USD" office:value="16.1566367146009">
            <text:p>$16.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8">
            <text:p>2038</text:p>
          </table:table-cell>
          <table:table-cell table:formula="of:=[.E27]+[.F27]" office:value-type="currency" office:currency="USD" office:value="285.433915291282">
            <text:p>$285.43</text:p>
          </table:table-cell>
          <table:table-cell table:formula="of:=[.E28]*[.$E$6]" office:value-type="currency" office:currency="USD" office:value="17.1260349174769">
            <text:p>$17.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39">
            <text:p>2039</text:p>
          </table:table-cell>
          <table:table-cell table:formula="of:=[.E28]+[.F28]" office:value-type="currency" office:currency="USD" office:value="302.559950208759">
            <text:p>$302.56</text:p>
          </table:table-cell>
          <table:table-cell table:formula="of:=[.E29]*[.$E$6]" office:value-type="currency" office:currency="USD" office:value="18.1535970125255">
            <text:p>$18.1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0">
            <text:p>2040</text:p>
          </table:table-cell>
          <table:table-cell table:formula="of:=[.E29]+[.F29]" office:value-type="currency" office:currency="USD" office:value="320.713547221285">
            <text:p>$320.71</text:p>
          </table:table-cell>
          <table:table-cell table:formula="of:=[.E30]*[.$E$6]" office:value-type="currency" office:currency="USD" office:value="19.2428128332771">
            <text:p>$19.2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1">
            <text:p>2041</text:p>
          </table:table-cell>
          <table:table-cell table:formula="of:=[.E30]+[.F30]" office:value-type="currency" office:currency="USD" office:value="339.956360054562">
            <text:p>$339.96</text:p>
          </table:table-cell>
          <table:table-cell table:formula="of:=[.E31]*[.$E$6]" office:value-type="currency" office:currency="USD" office:value="20.3973816032737">
            <text:p>$20.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2">
            <text:p>2042</text:p>
          </table:table-cell>
          <table:table-cell table:formula="of:=[.E31]+[.F31]" office:value-type="currency" office:currency="USD" office:value="360.353741657835">
            <text:p>$360.35</text:p>
          </table:table-cell>
          <table:table-cell table:formula="of:=[.E32]*[.$E$6]" office:value-type="currency" office:currency="USD" office:value="21.6212244994701">
            <text:p>$21.6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3">
            <text:p>2043</text:p>
          </table:table-cell>
          <table:table-cell table:formula="of:=[.E32]+[.F32]" office:value-type="currency" office:currency="USD" office:value="381.974966157305">
            <text:p>$381.97</text:p>
          </table:table-cell>
          <table:table-cell table:formula="of:=[.E33]*[.$E$6]" office:value-type="currency" office:currency="USD" office:value="22.9184979694383">
            <text:p>$22.9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4">
            <text:p>2044</text:p>
          </table:table-cell>
          <table:table-cell table:formula="of:=[.E33]+[.F33]" office:value-type="currency" office:currency="USD" office:value="404.893464126744">
            <text:p>$404.89</text:p>
          </table:table-cell>
          <table:table-cell table:formula="of:=[.E34]*[.$E$6]" office:value-type="currency" office:currency="USD" office:value="24.2936078476046">
            <text:p>$24.29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5">
            <text:p>2045</text:p>
          </table:table-cell>
          <table:table-cell table:formula="of:=[.E34]+[.F34]" office:value-type="currency" office:currency="USD" office:value="429.187071974348">
            <text:p>$429.19</text:p>
          </table:table-cell>
          <table:table-cell table:formula="of:=[.E35]*[.$E$6]" office:value-type="currency" office:currency="USD" office:value="25.7512243184609">
            <text:p>$25.75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6">
            <text:p>2046</text:p>
          </table:table-cell>
          <table:table-cell table:formula="of:=[.E35]+[.F35]" office:value-type="currency" office:currency="USD" office:value="454.938296292809">
            <text:p>$454.94</text:p>
          </table:table-cell>
          <table:table-cell table:formula="of:=[.E36]*[.$E$6]" office:value-type="currency" office:currency="USD" office:value="27.2962977775686">
            <text:p>$27.3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7">
            <text:p>2047</text:p>
          </table:table-cell>
          <table:table-cell table:formula="of:=[.E36]+[.F36]" office:value-type="currency" office:currency="USD" office:value="482.234594070378">
            <text:p>$482.23</text:p>
          </table:table-cell>
          <table:table-cell table:formula="of:=[.E37]*[.$E$6]" office:value-type="currency" office:currency="USD" office:value="28.9340756442227">
            <text:p>$28.93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8">
            <text:p>2048</text:p>
          </table:table-cell>
          <table:table-cell table:formula="of:=[.E37]+[.F37]" office:value-type="currency" office:currency="USD" office:value="511.1686697146">
            <text:p>$511.17</text:p>
          </table:table-cell>
          <table:table-cell table:formula="of:=[.E38]*[.$E$6]" office:value-type="currency" office:currency="USD" office:value="30.670120182876">
            <text:p>$30.67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49">
            <text:p>2049</text:p>
          </table:table-cell>
          <table:table-cell table:formula="of:=[.E38]+[.F38]" office:value-type="currency" office:currency="USD" office:value="541.838789897477">
            <text:p>$541.84</text:p>
          </table:table-cell>
          <table:table-cell table:formula="of:=[.E39]*[.$E$6]" office:value-type="currency" office:currency="USD" office:value="32.5103273938486">
            <text:p>$32.5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0">
            <text:p>2050</text:p>
          </table:table-cell>
          <table:table-cell table:formula="of:=[.E39]+[.F39]" office:value-type="currency" office:currency="USD" office:value="574.349117291325">
            <text:p>$574.35</text:p>
          </table:table-cell>
          <table:table-cell table:formula="of:=[.E40]*[.$E$6]" office:value-type="currency" office:currency="USD" office:value="34.4609470374795">
            <text:p>$34.46</text:p>
          </table:table-cell>
        </table:table-row>
      </table:table>
      <table:table table:name="InflationGas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Inflation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0.19">
            <text:p>$0.19</text:p>
          </table:table-cell>
          <table:table-cell table:style-name="Default" office:value-type="string">
            <text:p><text:s/>= Initial Gas/Gallon Cos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table:formula="of:=[.E70]" office:value-type="currency" office:currency="USD" office:value="3.38004316179368">
            <text:p>$3.38</text:p>
          </table:table-cell>
          <table:table-cell table:style-name="Default" office:value-type="string">
            <text:p><text:s/>= Todays Price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table:formula="of:=[.E5]" office:value-type="currency" office:currency="USD" office:value="0.19">
            <text:p>$0.19</text:p>
          </table:table-cell>
          <table:table-cell table:formula="of:=[.E11]*[.$E$6]" office:value-type="currency" office:currency="USD" office:value="0.0095">
            <text:p>$0.0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table:formula="of:=[.E11]+[.F11]" office:value-type="currency" office:currency="USD" office:value="0.1995">
            <text:p>$0.20</text:p>
          </table:table-cell>
          <table:table-cell table:formula="of:=[.E12]*[.$E$6]" office:value-type="currency" office:currency="USD" office:value="0.009975">
            <text:p>$0.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table:formula="of:=[.E12]+[.F12]" office:value-type="currency" office:currency="USD" office:value="0.209475">
            <text:p>$0.21</text:p>
          </table:table-cell>
          <table:table-cell table:formula="of:=[.E13]*[.$E$6]" office:value-type="currency" office:currency="USD" office:value="0.01047375">
            <text:p>$0.0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964">
            <text:p>1964</text:p>
          </table:table-cell>
          <table:table-cell table:formula="of:=[.E13]+[.F13]" office:value-type="currency" office:currency="USD" office:value="0.21994875">
            <text:p>$0.22</text:p>
          </table:table-cell>
          <table:table-cell table:formula="of:=[.E14]*[.$E$6]" office:value-type="currency" office:currency="USD" office:value="0.0109974375">
            <text:p>$0.0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formula="of:=[.E14]+[.F14]" office:value-type="currency" office:currency="USD" office:value="0.2309461875">
            <text:p>$0.23</text:p>
          </table:table-cell>
          <table:table-cell table:formula="of:=[.E15]*[.$E$6]" office:value-type="currency" office:currency="USD" office:value="0.011547309375">
            <text:p>$0.0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966">
            <text:p>1966</text:p>
          </table:table-cell>
          <table:table-cell table:formula="of:=[.E15]+[.F15]" office:value-type="currency" office:currency="USD" office:value="0.242493496875">
            <text:p>$0.24</text:p>
          </table:table-cell>
          <table:table-cell table:formula="of:=[.E16]*[.$E$6]" office:value-type="currency" office:currency="USD" office:value="0.01212467484375">
            <text:p>$0.0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67">
            <text:p>1967</text:p>
          </table:table-cell>
          <table:table-cell table:formula="of:=[.E16]+[.F16]" office:value-type="currency" office:currency="USD" office:value="0.25461817171875">
            <text:p>$0.25</text:p>
          </table:table-cell>
          <table:table-cell table:formula="of:=[.E17]*[.$E$6]" office:value-type="currency" office:currency="USD" office:value="0.0127309085859375">
            <text:p>$0.0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968">
            <text:p>1968</text:p>
          </table:table-cell>
          <table:table-cell table:formula="of:=[.E17]+[.F17]" office:value-type="currency" office:currency="USD" office:value="0.267349080304688">
            <text:p>$0.27</text:p>
          </table:table-cell>
          <table:table-cell table:formula="of:=[.E18]*[.$E$6]" office:value-type="currency" office:currency="USD" office:value="0.0133674540152344">
            <text:p>$0.0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69">
            <text:p>1969</text:p>
          </table:table-cell>
          <table:table-cell table:formula="of:=[.E18]+[.F18]" office:value-type="currency" office:currency="USD" office:value="0.280716534319922">
            <text:p>$0.28</text:p>
          </table:table-cell>
          <table:table-cell table:formula="of:=[.E19]*[.$E$6]" office:value-type="currency" office:currency="USD" office:value="0.0140358267159961">
            <text:p>$0.0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table:formula="of:=[.E19]+[.F19]" office:value-type="currency" office:currency="USD" office:value="0.294752361035918">
            <text:p>$0.29</text:p>
          </table:table-cell>
          <table:table-cell table:formula="of:=[.E20]*[.$E$6]" office:value-type="currency" office:currency="USD" office:value="0.0147376180517959">
            <text:p>$0.0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table:formula="of:=[.E20]+[.F20]" office:value-type="currency" office:currency="USD" office:value="0.309489979087714">
            <text:p>$0.31</text:p>
          </table:table-cell>
          <table:table-cell table:formula="of:=[.E21]*[.$E$6]" office:value-type="currency" office:currency="USD" office:value="0.0154744989543857">
            <text:p>$0.0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table:formula="of:=[.E21]+[.F21]" office:value-type="currency" office:currency="USD" office:value="0.3249644780421">
            <text:p>$0.32</text:p>
          </table:table-cell>
          <table:table-cell table:formula="of:=[.E22]*[.$E$6]" office:value-type="currency" office:currency="USD" office:value="0.016248223902105">
            <text:p>$0.02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table:formula="of:=[.E22]+[.F22]" office:value-type="currency" office:currency="USD" office:value="0.341212701944205">
            <text:p>$0.34</text:p>
          </table:table-cell>
          <table:table-cell table:formula="of:=[.E23]*[.$E$6]" office:value-type="currency" office:currency="USD" office:value="0.0170606350972102">
            <text:p>$0.0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974">
            <text:p>1974</text:p>
          </table:table-cell>
          <table:table-cell table:formula="of:=[.E23]+[.F23]" office:value-type="currency" office:currency="USD" office:value="0.358273337041415">
            <text:p>$0.36</text:p>
          </table:table-cell>
          <table:table-cell table:formula="of:=[.E24]*[.$E$6]" office:value-type="currency" office:currency="USD" office:value="0.0179136668520707">
            <text:p>$0.0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table:formula="of:=[.E24]+[.F24]" office:value-type="currency" office:currency="USD" office:value="0.376187003893486">
            <text:p>$0.38</text:p>
          </table:table-cell>
          <table:table-cell table:formula="of:=[.E25]*[.$E$6]" office:value-type="currency" office:currency="USD" office:value="0.0188093501946743">
            <text:p>$0.0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table:formula="of:=[.E25]+[.F25]" office:value-type="currency" office:currency="USD" office:value="0.39499635408816">
            <text:p>$0.39</text:p>
          </table:table-cell>
          <table:table-cell table:formula="of:=[.E26]*[.$E$6]" office:value-type="currency" office:currency="USD" office:value="0.019749817704408">
            <text:p>$0.0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table:formula="of:=[.E26]+[.F26]" office:value-type="currency" office:currency="USD" office:value="0.414746171792568">
            <text:p>$0.41</text:p>
          </table:table-cell>
          <table:table-cell table:formula="of:=[.E27]*[.$E$6]" office:value-type="currency" office:currency="USD" office:value="0.0207373085896284">
            <text:p>$0.0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978">
            <text:p>1978</text:p>
          </table:table-cell>
          <table:table-cell table:formula="of:=[.E27]+[.F27]" office:value-type="currency" office:currency="USD" office:value="0.435483480382196">
            <text:p>$0.44</text:p>
          </table:table-cell>
          <table:table-cell table:formula="of:=[.E28]*[.$E$6]" office:value-type="currency" office:currency="USD" office:value="0.0217741740191098">
            <text:p>$0.02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79">
            <text:p>1979</text:p>
          </table:table-cell>
          <table:table-cell table:formula="of:=[.E28]+[.F28]" office:value-type="currency" office:currency="USD" office:value="0.457257654401306">
            <text:p>$0.46</text:p>
          </table:table-cell>
          <table:table-cell table:formula="of:=[.E29]*[.$E$6]" office:value-type="currency" office:currency="USD" office:value="0.0228628827200653">
            <text:p>$0.0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table:formula="of:=[.E29]+[.F29]" office:value-type="currency" office:currency="USD" office:value="0.480120537121371">
            <text:p>$0.48</text:p>
          </table:table-cell>
          <table:table-cell table:formula="of:=[.E30]*[.$E$6]" office:value-type="currency" office:currency="USD" office:value="0.0240060268560686">
            <text:p>$0.02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table:formula="of:=[.E30]+[.F30]" office:value-type="currency" office:currency="USD" office:value="0.50412656397744">
            <text:p>$0.50</text:p>
          </table:table-cell>
          <table:table-cell table:formula="of:=[.E31]*[.$E$6]" office:value-type="currency" office:currency="USD" office:value="0.025206328198872">
            <text:p>$0.03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table:formula="of:=[.E31]+[.F31]" office:value-type="currency" office:currency="USD" office:value="0.529332892176312">
            <text:p>$0.53</text:p>
          </table:table-cell>
          <table:table-cell table:formula="of:=[.E32]*[.$E$6]" office:value-type="currency" office:currency="USD" office:value="0.0264666446088156">
            <text:p>$0.0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formula="of:=[.E32]+[.F32]" office:value-type="currency" office:currency="USD" office:value="0.555799536785128">
            <text:p>$0.56</text:p>
          </table:table-cell>
          <table:table-cell table:formula="of:=[.E33]*[.$E$6]" office:value-type="currency" office:currency="USD" office:value="0.0277899768392564">
            <text:p>$0.0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984">
            <text:p>1984</text:p>
          </table:table-cell>
          <table:table-cell table:formula="of:=[.E33]+[.F33]" office:value-type="currency" office:currency="USD" office:value="0.583589513624384">
            <text:p>$0.58</text:p>
          </table:table-cell>
          <table:table-cell table:formula="of:=[.E34]*[.$E$6]" office:value-type="currency" office:currency="USD" office:value="0.0291794756812192">
            <text:p>$0.03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985">
            <text:p>1985</text:p>
          </table:table-cell>
          <table:table-cell table:formula="of:=[.E34]+[.F34]" office:value-type="currency" office:currency="USD" office:value="0.612768989305603">
            <text:p>$0.61</text:p>
          </table:table-cell>
          <table:table-cell table:formula="of:=[.E35]*[.$E$6]" office:value-type="currency" office:currency="USD" office:value="0.0306384494652802">
            <text:p>$0.0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formula="of:=[.E35]+[.F35]" office:value-type="currency" office:currency="USD" office:value="0.643407438770884">
            <text:p>$0.64</text:p>
          </table:table-cell>
          <table:table-cell table:formula="of:=[.E36]*[.$E$6]" office:value-type="currency" office:currency="USD" office:value="0.0321703719385442">
            <text:p>$0.0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table:formula="of:=[.E36]+[.F36]" office:value-type="currency" office:currency="USD" office:value="0.675577810709428">
            <text:p>$0.68</text:p>
          </table:table-cell>
          <table:table-cell table:formula="of:=[.E37]*[.$E$6]" office:value-type="currency" office:currency="USD" office:value="0.0337788905354714">
            <text:p>$0.0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988">
            <text:p>1988</text:p>
          </table:table-cell>
          <table:table-cell table:formula="of:=[.E37]+[.F37]" office:value-type="currency" office:currency="USD" office:value="0.709356701244899">
            <text:p>$0.71</text:p>
          </table:table-cell>
          <table:table-cell table:formula="of:=[.E38]*[.$E$6]" office:value-type="currency" office:currency="USD" office:value="0.035467835062245">
            <text:p>$0.0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989">
            <text:p>1989</text:p>
          </table:table-cell>
          <table:table-cell table:formula="of:=[.E38]+[.F38]" office:value-type="currency" office:currency="USD" office:value="0.744824536307144">
            <text:p>$0.74</text:p>
          </table:table-cell>
          <table:table-cell table:formula="of:=[.E39]*[.$E$6]" office:value-type="currency" office:currency="USD" office:value="0.0372412268153572">
            <text:p>$0.0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990">
            <text:p>1990</text:p>
          </table:table-cell>
          <table:table-cell table:formula="of:=[.E39]+[.F39]" office:value-type="currency" office:currency="USD" office:value="0.782065763122501">
            <text:p>$0.78</text:p>
          </table:table-cell>
          <table:table-cell table:formula="of:=[.E40]*[.$E$6]" office:value-type="currency" office:currency="USD" office:value="0.0391032881561251">
            <text:p>$0.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991">
            <text:p>1991</text:p>
          </table:table-cell>
          <table:table-cell table:formula="of:=[.E40]+[.F40]" office:value-type="currency" office:currency="USD" office:value="0.821169051278626">
            <text:p>$0.82</text:p>
          </table:table-cell>
          <table:table-cell table:formula="of:=[.E41]*[.$E$6]" office:value-type="currency" office:currency="USD" office:value="0.0410584525639313">
            <text:p>$0.04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992">
            <text:p>1992</text:p>
          </table:table-cell>
          <table:table-cell table:formula="of:=[.E41]+[.F41]" office:value-type="currency" office:currency="USD" office:value="0.862227503842558">
            <text:p>$0.86</text:p>
          </table:table-cell>
          <table:table-cell table:formula="of:=[.E42]*[.$E$6]" office:value-type="currency" office:currency="USD" office:value="0.0431113751921279">
            <text:p>$0.0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93">
            <text:p>1993</text:p>
          </table:table-cell>
          <table:table-cell table:formula="of:=[.E42]+[.F42]" office:value-type="currency" office:currency="USD" office:value="0.905338879034686">
            <text:p>$0.91</text:p>
          </table:table-cell>
          <table:table-cell table:formula="of:=[.E43]*[.$E$6]" office:value-type="currency" office:currency="USD" office:value="0.0452669439517343">
            <text:p>$0.05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table:formula="of:=[.E43]+[.F43]" office:value-type="currency" office:currency="USD" office:value="0.95060582298642">
            <text:p>$0.95</text:p>
          </table:table-cell>
          <table:table-cell table:formula="of:=[.E44]*[.$E$6]" office:value-type="currency" office:currency="USD" office:value="0.047530291149321">
            <text:p>$0.0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table:formula="of:=[.E44]+[.F44]" office:value-type="currency" office:currency="USD" office:value="0.998136114135741">
            <text:p>$1.00</text:p>
          </table:table-cell>
          <table:table-cell table:formula="of:=[.E45]*[.$E$6]" office:value-type="currency" office:currency="USD" office:value="0.0499068057067871">
            <text:p>$0.0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996">
            <text:p>1996</text:p>
          </table:table-cell>
          <table:table-cell table:formula="of:=[.E45]+[.F45]" office:value-type="currency" office:currency="USD" office:value="1.04804291984253">
            <text:p>$1.05</text:p>
          </table:table-cell>
          <table:table-cell table:formula="of:=[.E46]*[.$E$6]" office:value-type="currency" office:currency="USD" office:value="0.0524021459921264">
            <text:p>$0.0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997">
            <text:p>1997</text:p>
          </table:table-cell>
          <table:table-cell table:formula="of:=[.E46]+[.F46]" office:value-type="currency" office:currency="USD" office:value="1.10044506583465">
            <text:p>$1.10</text:p>
          </table:table-cell>
          <table:table-cell table:formula="of:=[.E47]*[.$E$6]" office:value-type="currency" office:currency="USD" office:value="0.0550222532917327">
            <text:p>$0.06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998">
            <text:p>1998</text:p>
          </table:table-cell>
          <table:table-cell table:formula="of:=[.E47]+[.F47]" office:value-type="currency" office:currency="USD" office:value="1.15546731912639">
            <text:p>$1.16</text:p>
          </table:table-cell>
          <table:table-cell table:formula="of:=[.E48]*[.$E$6]" office:value-type="currency" office:currency="USD" office:value="0.0577733659563194">
            <text:p>$0.06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999">
            <text:p>1999</text:p>
          </table:table-cell>
          <table:table-cell table:formula="of:=[.E48]+[.F48]" office:value-type="currency" office:currency="USD" office:value="1.21324068508271">
            <text:p>$1.21</text:p>
          </table:table-cell>
          <table:table-cell table:formula="of:=[.E49]*[.$E$6]" office:value-type="currency" office:currency="USD" office:value="0.0606620342541353">
            <text:p>$0.06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00">
            <text:p>2000</text:p>
          </table:table-cell>
          <table:table-cell table:formula="of:=[.E49]+[.F49]" office:value-type="currency" office:currency="USD" office:value="1.27390271933684">
            <text:p>$1.27</text:p>
          </table:table-cell>
          <table:table-cell table:formula="of:=[.E50]*[.$E$6]" office:value-type="currency" office:currency="USD" office:value="0.0636951359668421">
            <text:p>$0.06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table:formula="of:=[.E50]+[.F50]" office:value-type="currency" office:currency="USD" office:value="1.33759785530368">
            <text:p>$1.34</text:p>
          </table:table-cell>
          <table:table-cell table:formula="of:=[.E51]*[.$E$6]" office:value-type="currency" office:currency="USD" office:value="0.0668798927651842">
            <text:p>$0.07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02">
            <text:p>2002</text:p>
          </table:table-cell>
          <table:table-cell table:formula="of:=[.E51]+[.F51]" office:value-type="currency" office:currency="USD" office:value="1.40447774806887">
            <text:p>$1.40</text:p>
          </table:table-cell>
          <table:table-cell table:formula="of:=[.E52]*[.$E$6]" office:value-type="currency" office:currency="USD" office:value="0.0702238874034434">
            <text:p>$0.0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table:formula="of:=[.E52]+[.F52]" office:value-type="currency" office:currency="USD" office:value="1.47470163547231">
            <text:p>$1.47</text:p>
          </table:table-cell>
          <table:table-cell table:formula="of:=[.E53]*[.$E$6]" office:value-type="currency" office:currency="USD" office:value="0.0737350817736156">
            <text:p>$0.07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table:formula="of:=[.E53]+[.F53]" office:value-type="currency" office:currency="USD" office:value="1.54843671724593">
            <text:p>$1.55</text:p>
          </table:table-cell>
          <table:table-cell table:formula="of:=[.E54]*[.$E$6]" office:value-type="currency" office:currency="USD" office:value="0.0774218358622964">
            <text:p>$0.08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05">
            <text:p>2005</text:p>
          </table:table-cell>
          <table:table-cell table:formula="of:=[.E54]+[.F54]" office:value-type="currency" office:currency="USD" office:value="1.62585855310822">
            <text:p>$1.63</text:p>
          </table:table-cell>
          <table:table-cell table:formula="of:=[.E55]*[.$E$6]" office:value-type="currency" office:currency="USD" office:value="0.0812929276554112">
            <text:p>$0.08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table:formula="of:=[.E55]+[.F55]" office:value-type="currency" office:currency="USD" office:value="1.70715148076363">
            <text:p>$1.71</text:p>
          </table:table-cell>
          <table:table-cell table:formula="of:=[.E56]*[.$E$6]" office:value-type="currency" office:currency="USD" office:value="0.0853575740381817">
            <text:p>$0.09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table:formula="of:=[.E56]+[.F56]" office:value-type="currency" office:currency="USD" office:value="1.79250905480182">
            <text:p>$1.79</text:p>
          </table:table-cell>
          <table:table-cell table:formula="of:=[.E57]*[.$E$6]" office:value-type="currency" office:currency="USD" office:value="0.0896254527400908">
            <text:p>$0.0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08">
            <text:p>2008</text:p>
          </table:table-cell>
          <table:table-cell table:formula="of:=[.E57]+[.F57]" office:value-type="currency" office:currency="USD" office:value="1.88213450754191">
            <text:p>$1.88</text:p>
          </table:table-cell>
          <table:table-cell table:formula="of:=[.E58]*[.$E$6]" office:value-type="currency" office:currency="USD" office:value="0.0941067253770954">
            <text:p>$0.09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table:formula="of:=[.E58]+[.F58]" office:value-type="currency" office:currency="USD" office:value="1.976241232919">
            <text:p>$1.98</text:p>
          </table:table-cell>
          <table:table-cell table:formula="of:=[.E59]*[.$E$6]" office:value-type="currency" office:currency="USD" office:value="0.0988120616459501">
            <text:p>$0.1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formula="of:=[.E59]+[.F59]" office:value-type="currency" office:currency="USD" office:value="2.07505329456495">
            <text:p>$2.08</text:p>
          </table:table-cell>
          <table:table-cell table:formula="of:=[.E60]*[.$E$6]" office:value-type="currency" office:currency="USD" office:value="0.103752664728248">
            <text:p>$0.1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11">
            <text:p>2011</text:p>
          </table:table-cell>
          <table:table-cell table:formula="of:=[.E60]+[.F60]" office:value-type="currency" office:currency="USD" office:value="2.1788059592932">
            <text:p>$2.18</text:p>
          </table:table-cell>
          <table:table-cell table:formula="of:=[.E61]*[.$E$6]" office:value-type="currency" office:currency="USD" office:value="0.10894029796466">
            <text:p>$0.1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formula="of:=[.E61]+[.F61]" office:value-type="currency" office:currency="USD" office:value="2.28774625725786">
            <text:p>$2.29</text:p>
          </table:table-cell>
          <table:table-cell table:formula="of:=[.E62]*[.$E$6]" office:value-type="currency" office:currency="USD" office:value="0.114387312862893">
            <text:p>$0.1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13">
            <text:p>2013</text:p>
          </table:table-cell>
          <table:table-cell table:formula="of:=[.E62]+[.F62]" office:value-type="currency" office:currency="USD" office:value="2.40213357012075">
            <text:p>$2.40</text:p>
          </table:table-cell>
          <table:table-cell table:formula="of:=[.E63]*[.$E$6]" office:value-type="currency" office:currency="USD" office:value="0.120106678506038">
            <text:p>$0.12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table:formula="of:=[.E63]+[.F63]" office:value-type="currency" office:currency="USD" office:value="2.52224024862679">
            <text:p>$2.52</text:p>
          </table:table-cell>
          <table:table-cell table:formula="of:=[.E64]*[.$E$6]" office:value-type="currency" office:currency="USD" office:value="0.12611201243134">
            <text:p>$0.13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15">
            <text:p>2015</text:p>
          </table:table-cell>
          <table:table-cell table:formula="of:=[.E64]+[.F64]" office:value-type="currency" office:currency="USD" office:value="2.64835226105813">
            <text:p>$2.65</text:p>
          </table:table-cell>
          <table:table-cell table:formula="of:=[.E65]*[.$E$6]" office:value-type="currency" office:currency="USD" office:value="0.132417613052907">
            <text:p>$0.13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table:formula="of:=[.E65]+[.F65]" office:value-type="currency" office:currency="USD" office:value="2.78076987411104">
            <text:p>$2.78</text:p>
          </table:table-cell>
          <table:table-cell table:formula="of:=[.E66]*[.$E$6]" office:value-type="currency" office:currency="USD" office:value="0.139038493705552">
            <text:p>$0.14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17">
            <text:p>2017</text:p>
          </table:table-cell>
          <table:table-cell table:formula="of:=[.E66]+[.F66]" office:value-type="currency" office:currency="USD" office:value="2.91980836781659">
            <text:p>$2.92</text:p>
          </table:table-cell>
          <table:table-cell table:formula="of:=[.E67]*[.$E$6]" office:value-type="currency" office:currency="USD" office:value="0.145990418390829">
            <text:p>$0.15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  <table:table-cell table:formula="of:=[.E67]+[.F67]" office:value-type="currency" office:currency="USD" office:value="3.06579878620742">
            <text:p>$3.07</text:p>
          </table:table-cell>
          <table:table-cell table:formula="of:=[.E68]*[.$E$6]" office:value-type="currency" office:currency="USD" office:value="0.153289939310371">
            <text:p>$0.15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formula="of:=[.E68]+[.F68]" office:value-type="currency" office:currency="USD" office:value="3.21908872551779">
            <text:p>$3.22</text:p>
          </table:table-cell>
          <table:table-cell table:formula="of:=[.E69]*[.$E$6]" office:value-type="currency" office:currency="USD" office:value="0.160954436275889">
            <text:p>$0.16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  <table:table-cell table:formula="of:=[.E69]+[.F69]" office:value-type="currency" office:currency="USD" office:value="3.38004316179368">
            <text:p>$3.38</text:p>
          </table:table-cell>
          <table:table-cell table:formula="of:=[.E70]*[.$E$6]" office:value-type="currency" office:currency="USD" office:value="0.169002158089684">
            <text:p>$0.17</text:p>
          </table:table-cell>
        </table:table-row>
      </table:table>
      <table:table table:name="InflationBread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Inflation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0.2">
            <text:p>$0.20</text:p>
          </table:table-cell>
          <table:table-cell table:style-name="Default" office:value-type="string">
            <text:p><text:s/>= Initial Bread/Loaf Cos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table:formula="of:=[.E70]" office:value-type="currency" office:currency="USD" office:value="3.55794017030913">
            <text:p>$3.56</text:p>
          </table:table-cell>
          <table:table-cell table:style-name="Default" office:value-type="string">
            <text:p><text:s/>= Todays Price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table:formula="of:=[.E5]" office:value-type="currency" office:currency="USD" office:value="0.2">
            <text:p>$0.20</text:p>
          </table:table-cell>
          <table:table-cell table:formula="of:=[.E11]*[.$E$6]" office:value-type="currency" office:currency="USD" office:value="0.01">
            <text:p>$0.0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table:formula="of:=[.E11]+[.F11]" office:value-type="currency" office:currency="USD" office:value="0.21">
            <text:p>$0.21</text:p>
          </table:table-cell>
          <table:table-cell table:formula="of:=[.E12]*[.$E$6]" office:value-type="currency" office:currency="USD" office:value="0.0105">
            <text:p>$0.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table:formula="of:=[.E12]+[.F12]" office:value-type="currency" office:currency="USD" office:value="0.2205">
            <text:p>$0.22</text:p>
          </table:table-cell>
          <table:table-cell table:formula="of:=[.E13]*[.$E$6]" office:value-type="currency" office:currency="USD" office:value="0.011025">
            <text:p>$0.0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964">
            <text:p>1964</text:p>
          </table:table-cell>
          <table:table-cell table:formula="of:=[.E13]+[.F13]" office:value-type="currency" office:currency="USD" office:value="0.231525">
            <text:p>$0.23</text:p>
          </table:table-cell>
          <table:table-cell table:formula="of:=[.E14]*[.$E$6]" office:value-type="currency" office:currency="USD" office:value="0.01157625">
            <text:p>$0.0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formula="of:=[.E14]+[.F14]" office:value-type="currency" office:currency="USD" office:value="0.24310125">
            <text:p>$0.24</text:p>
          </table:table-cell>
          <table:table-cell table:formula="of:=[.E15]*[.$E$6]" office:value-type="currency" office:currency="USD" office:value="0.0121550625">
            <text:p>$0.0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966">
            <text:p>1966</text:p>
          </table:table-cell>
          <table:table-cell table:formula="of:=[.E15]+[.F15]" office:value-type="currency" office:currency="USD" office:value="0.2552563125">
            <text:p>$0.26</text:p>
          </table:table-cell>
          <table:table-cell table:formula="of:=[.E16]*[.$E$6]" office:value-type="currency" office:currency="USD" office:value="0.012762815625">
            <text:p>$0.0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67">
            <text:p>1967</text:p>
          </table:table-cell>
          <table:table-cell table:formula="of:=[.E16]+[.F16]" office:value-type="currency" office:currency="USD" office:value="0.268019128125">
            <text:p>$0.27</text:p>
          </table:table-cell>
          <table:table-cell table:formula="of:=[.E17]*[.$E$6]" office:value-type="currency" office:currency="USD" office:value="0.01340095640625">
            <text:p>$0.0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968">
            <text:p>1968</text:p>
          </table:table-cell>
          <table:table-cell table:formula="of:=[.E17]+[.F17]" office:value-type="currency" office:currency="USD" office:value="0.28142008453125">
            <text:p>$0.28</text:p>
          </table:table-cell>
          <table:table-cell table:formula="of:=[.E18]*[.$E$6]" office:value-type="currency" office:currency="USD" office:value="0.0140710042265625">
            <text:p>$0.0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69">
            <text:p>1969</text:p>
          </table:table-cell>
          <table:table-cell table:formula="of:=[.E18]+[.F18]" office:value-type="currency" office:currency="USD" office:value="0.295491088757812">
            <text:p>$0.30</text:p>
          </table:table-cell>
          <table:table-cell table:formula="of:=[.E19]*[.$E$6]" office:value-type="currency" office:currency="USD" office:value="0.0147745544378906">
            <text:p>$0.0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table:formula="of:=[.E19]+[.F19]" office:value-type="currency" office:currency="USD" office:value="0.310265643195703">
            <text:p>$0.31</text:p>
          </table:table-cell>
          <table:table-cell table:formula="of:=[.E20]*[.$E$6]" office:value-type="currency" office:currency="USD" office:value="0.0155132821597852">
            <text:p>$0.02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table:formula="of:=[.E20]+[.F20]" office:value-type="currency" office:currency="USD" office:value="0.325778925355488">
            <text:p>$0.33</text:p>
          </table:table-cell>
          <table:table-cell table:formula="of:=[.E21]*[.$E$6]" office:value-type="currency" office:currency="USD" office:value="0.0162889462677744">
            <text:p>$0.0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table:formula="of:=[.E21]+[.F21]" office:value-type="currency" office:currency="USD" office:value="0.342067871623263">
            <text:p>$0.34</text:p>
          </table:table-cell>
          <table:table-cell table:formula="of:=[.E22]*[.$E$6]" office:value-type="currency" office:currency="USD" office:value="0.0171033935811631">
            <text:p>$0.02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table:formula="of:=[.E22]+[.F22]" office:value-type="currency" office:currency="USD" office:value="0.359171265204426">
            <text:p>$0.36</text:p>
          </table:table-cell>
          <table:table-cell table:formula="of:=[.E23]*[.$E$6]" office:value-type="currency" office:currency="USD" office:value="0.0179585632602213">
            <text:p>$0.0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974">
            <text:p>1974</text:p>
          </table:table-cell>
          <table:table-cell table:formula="of:=[.E23]+[.F23]" office:value-type="currency" office:currency="USD" office:value="0.377129828464647">
            <text:p>$0.38</text:p>
          </table:table-cell>
          <table:table-cell table:formula="of:=[.E24]*[.$E$6]" office:value-type="currency" office:currency="USD" office:value="0.0188564914232324">
            <text:p>$0.0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table:formula="of:=[.E24]+[.F24]" office:value-type="currency" office:currency="USD" office:value="0.395986319887879">
            <text:p>$0.40</text:p>
          </table:table-cell>
          <table:table-cell table:formula="of:=[.E25]*[.$E$6]" office:value-type="currency" office:currency="USD" office:value="0.019799315994394">
            <text:p>$0.0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table:formula="of:=[.E25]+[.F25]" office:value-type="currency" office:currency="USD" office:value="0.415785635882273">
            <text:p>$0.42</text:p>
          </table:table-cell>
          <table:table-cell table:formula="of:=[.E26]*[.$E$6]" office:value-type="currency" office:currency="USD" office:value="0.0207892817941137">
            <text:p>$0.0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table:formula="of:=[.E26]+[.F26]" office:value-type="currency" office:currency="USD" office:value="0.436574917676387">
            <text:p>$0.44</text:p>
          </table:table-cell>
          <table:table-cell table:formula="of:=[.E27]*[.$E$6]" office:value-type="currency" office:currency="USD" office:value="0.0218287458838194">
            <text:p>$0.0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978">
            <text:p>1978</text:p>
          </table:table-cell>
          <table:table-cell table:formula="of:=[.E27]+[.F27]" office:value-type="currency" office:currency="USD" office:value="0.458403663560206">
            <text:p>$0.46</text:p>
          </table:table-cell>
          <table:table-cell table:formula="of:=[.E28]*[.$E$6]" office:value-type="currency" office:currency="USD" office:value="0.0229201831780103">
            <text:p>$0.02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79">
            <text:p>1979</text:p>
          </table:table-cell>
          <table:table-cell table:formula="of:=[.E28]+[.F28]" office:value-type="currency" office:currency="USD" office:value="0.481323846738217">
            <text:p>$0.48</text:p>
          </table:table-cell>
          <table:table-cell table:formula="of:=[.E29]*[.$E$6]" office:value-type="currency" office:currency="USD" office:value="0.0240661923369108">
            <text:p>$0.0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table:formula="of:=[.E29]+[.F29]" office:value-type="currency" office:currency="USD" office:value="0.505390039075128">
            <text:p>$0.51</text:p>
          </table:table-cell>
          <table:table-cell table:formula="of:=[.E30]*[.$E$6]" office:value-type="currency" office:currency="USD" office:value="0.0252695019537564">
            <text:p>$0.03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table:formula="of:=[.E30]+[.F30]" office:value-type="currency" office:currency="USD" office:value="0.530659541028884">
            <text:p>$0.53</text:p>
          </table:table-cell>
          <table:table-cell table:formula="of:=[.E31]*[.$E$6]" office:value-type="currency" office:currency="USD" office:value="0.0265329770514442">
            <text:p>$0.03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table:formula="of:=[.E31]+[.F31]" office:value-type="currency" office:currency="USD" office:value="0.557192518080328">
            <text:p>$0.56</text:p>
          </table:table-cell>
          <table:table-cell table:formula="of:=[.E32]*[.$E$6]" office:value-type="currency" office:currency="USD" office:value="0.0278596259040164">
            <text:p>$0.0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formula="of:=[.E32]+[.F32]" office:value-type="currency" office:currency="USD" office:value="0.585052143984344">
            <text:p>$0.59</text:p>
          </table:table-cell>
          <table:table-cell table:formula="of:=[.E33]*[.$E$6]" office:value-type="currency" office:currency="USD" office:value="0.0292526071992172">
            <text:p>$0.0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984">
            <text:p>1984</text:p>
          </table:table-cell>
          <table:table-cell table:formula="of:=[.E33]+[.F33]" office:value-type="currency" office:currency="USD" office:value="0.614304751183562">
            <text:p>$0.61</text:p>
          </table:table-cell>
          <table:table-cell table:formula="of:=[.E34]*[.$E$6]" office:value-type="currency" office:currency="USD" office:value="0.0307152375591781">
            <text:p>$0.03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985">
            <text:p>1985</text:p>
          </table:table-cell>
          <table:table-cell table:formula="of:=[.E34]+[.F34]" office:value-type="currency" office:currency="USD" office:value="0.64501998874274">
            <text:p>$0.65</text:p>
          </table:table-cell>
          <table:table-cell table:formula="of:=[.E35]*[.$E$6]" office:value-type="currency" office:currency="USD" office:value="0.032250999437137">
            <text:p>$0.0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formula="of:=[.E35]+[.F35]" office:value-type="currency" office:currency="USD" office:value="0.677270988179877">
            <text:p>$0.68</text:p>
          </table:table-cell>
          <table:table-cell table:formula="of:=[.E36]*[.$E$6]" office:value-type="currency" office:currency="USD" office:value="0.0338635494089938">
            <text:p>$0.0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table:formula="of:=[.E36]+[.F36]" office:value-type="currency" office:currency="USD" office:value="0.71113453758887">
            <text:p>$0.71</text:p>
          </table:table-cell>
          <table:table-cell table:formula="of:=[.E37]*[.$E$6]" office:value-type="currency" office:currency="USD" office:value="0.0355567268794435">
            <text:p>$0.04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988">
            <text:p>1988</text:p>
          </table:table-cell>
          <table:table-cell table:formula="of:=[.E37]+[.F37]" office:value-type="currency" office:currency="USD" office:value="0.746691264468314">
            <text:p>$0.75</text:p>
          </table:table-cell>
          <table:table-cell table:formula="of:=[.E38]*[.$E$6]" office:value-type="currency" office:currency="USD" office:value="0.0373345632234157">
            <text:p>$0.0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989">
            <text:p>1989</text:p>
          </table:table-cell>
          <table:table-cell table:formula="of:=[.E38]+[.F38]" office:value-type="currency" office:currency="USD" office:value="0.78402582769173">
            <text:p>$0.78</text:p>
          </table:table-cell>
          <table:table-cell table:formula="of:=[.E39]*[.$E$6]" office:value-type="currency" office:currency="USD" office:value="0.0392012913845865">
            <text:p>$0.0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990">
            <text:p>1990</text:p>
          </table:table-cell>
          <table:table-cell table:formula="of:=[.E39]+[.F39]" office:value-type="currency" office:currency="USD" office:value="0.823227119076316">
            <text:p>$0.82</text:p>
          </table:table-cell>
          <table:table-cell table:formula="of:=[.E40]*[.$E$6]" office:value-type="currency" office:currency="USD" office:value="0.0411613559538158">
            <text:p>$0.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991">
            <text:p>1991</text:p>
          </table:table-cell>
          <table:table-cell table:formula="of:=[.E40]+[.F40]" office:value-type="currency" office:currency="USD" office:value="0.864388475030132">
            <text:p>$0.86</text:p>
          </table:table-cell>
          <table:table-cell table:formula="of:=[.E41]*[.$E$6]" office:value-type="currency" office:currency="USD" office:value="0.0432194237515066">
            <text:p>$0.04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992">
            <text:p>1992</text:p>
          </table:table-cell>
          <table:table-cell table:formula="of:=[.E41]+[.F41]" office:value-type="currency" office:currency="USD" office:value="0.907607898781639">
            <text:p>$0.91</text:p>
          </table:table-cell>
          <table:table-cell table:formula="of:=[.E42]*[.$E$6]" office:value-type="currency" office:currency="USD" office:value="0.0453803949390819">
            <text:p>$0.05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93">
            <text:p>1993</text:p>
          </table:table-cell>
          <table:table-cell table:formula="of:=[.E42]+[.F42]" office:value-type="currency" office:currency="USD" office:value="0.952988293720721">
            <text:p>$0.95</text:p>
          </table:table-cell>
          <table:table-cell table:formula="of:=[.E43]*[.$E$6]" office:value-type="currency" office:currency="USD" office:value="0.047649414686036">
            <text:p>$0.05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table:formula="of:=[.E43]+[.F43]" office:value-type="currency" office:currency="USD" office:value="1.00063770840676">
            <text:p>$1.00</text:p>
          </table:table-cell>
          <table:table-cell table:formula="of:=[.E44]*[.$E$6]" office:value-type="currency" office:currency="USD" office:value="0.0500318854203378">
            <text:p>$0.0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table:formula="of:=[.E44]+[.F44]" office:value-type="currency" office:currency="USD" office:value="1.05066959382709">
            <text:p>$1.05</text:p>
          </table:table-cell>
          <table:table-cell table:formula="of:=[.E45]*[.$E$6]" office:value-type="currency" office:currency="USD" office:value="0.0525334796913547">
            <text:p>$0.0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996">
            <text:p>1996</text:p>
          </table:table-cell>
          <table:table-cell table:formula="of:=[.E45]+[.F45]" office:value-type="currency" office:currency="USD" office:value="1.10320307351845">
            <text:p>$1.10</text:p>
          </table:table-cell>
          <table:table-cell table:formula="of:=[.E46]*[.$E$6]" office:value-type="currency" office:currency="USD" office:value="0.0551601536759225">
            <text:p>$0.06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997">
            <text:p>1997</text:p>
          </table:table-cell>
          <table:table-cell table:formula="of:=[.E46]+[.F46]" office:value-type="currency" office:currency="USD" office:value="1.15836322719437">
            <text:p>$1.16</text:p>
          </table:table-cell>
          <table:table-cell table:formula="of:=[.E47]*[.$E$6]" office:value-type="currency" office:currency="USD" office:value="0.0579181613597186">
            <text:p>$0.06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998">
            <text:p>1998</text:p>
          </table:table-cell>
          <table:table-cell table:formula="of:=[.E47]+[.F47]" office:value-type="currency" office:currency="USD" office:value="1.21628138855409">
            <text:p>$1.22</text:p>
          </table:table-cell>
          <table:table-cell table:formula="of:=[.E48]*[.$E$6]" office:value-type="currency" office:currency="USD" office:value="0.0608140694277045">
            <text:p>$0.06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999">
            <text:p>1999</text:p>
          </table:table-cell>
          <table:table-cell table:formula="of:=[.E48]+[.F48]" office:value-type="currency" office:currency="USD" office:value="1.2770954579818">
            <text:p>$1.28</text:p>
          </table:table-cell>
          <table:table-cell table:formula="of:=[.E49]*[.$E$6]" office:value-type="currency" office:currency="USD" office:value="0.0638547728990898">
            <text:p>$0.06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00">
            <text:p>2000</text:p>
          </table:table-cell>
          <table:table-cell table:formula="of:=[.E49]+[.F49]" office:value-type="currency" office:currency="USD" office:value="1.34095023088088">
            <text:p>$1.34</text:p>
          </table:table-cell>
          <table:table-cell table:formula="of:=[.E50]*[.$E$6]" office:value-type="currency" office:currency="USD" office:value="0.0670475115440442">
            <text:p>$0.07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table:formula="of:=[.E50]+[.F50]" office:value-type="currency" office:currency="USD" office:value="1.40799774242493">
            <text:p>$1.41</text:p>
          </table:table-cell>
          <table:table-cell table:formula="of:=[.E51]*[.$E$6]" office:value-type="currency" office:currency="USD" office:value="0.0703998871212465">
            <text:p>$0.07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02">
            <text:p>2002</text:p>
          </table:table-cell>
          <table:table-cell table:formula="of:=[.E51]+[.F51]" office:value-type="currency" office:currency="USD" office:value="1.47839762954618">
            <text:p>$1.48</text:p>
          </table:table-cell>
          <table:table-cell table:formula="of:=[.E52]*[.$E$6]" office:value-type="currency" office:currency="USD" office:value="0.0739198814773088">
            <text:p>$0.0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table:formula="of:=[.E52]+[.F52]" office:value-type="currency" office:currency="USD" office:value="1.55231751102348">
            <text:p>$1.55</text:p>
          </table:table-cell>
          <table:table-cell table:formula="of:=[.E53]*[.$E$6]" office:value-type="currency" office:currency="USD" office:value="0.0776158755511742">
            <text:p>$0.0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table:formula="of:=[.E53]+[.F53]" office:value-type="currency" office:currency="USD" office:value="1.62993338657466">
            <text:p>$1.63</text:p>
          </table:table-cell>
          <table:table-cell table:formula="of:=[.E54]*[.$E$6]" office:value-type="currency" office:currency="USD" office:value="0.0814966693287329">
            <text:p>$0.08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05">
            <text:p>2005</text:p>
          </table:table-cell>
          <table:table-cell table:formula="of:=[.E54]+[.F54]" office:value-type="currency" office:currency="USD" office:value="1.71143005590339">
            <text:p>$1.71</text:p>
          </table:table-cell>
          <table:table-cell table:formula="of:=[.E55]*[.$E$6]" office:value-type="currency" office:currency="USD" office:value="0.0855715027951696">
            <text:p>$0.09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table:formula="of:=[.E55]+[.F55]" office:value-type="currency" office:currency="USD" office:value="1.79700155869856">
            <text:p>$1.80</text:p>
          </table:table-cell>
          <table:table-cell table:formula="of:=[.E56]*[.$E$6]" office:value-type="currency" office:currency="USD" office:value="0.0898500779349281">
            <text:p>$0.09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table:formula="of:=[.E56]+[.F56]" office:value-type="currency" office:currency="USD" office:value="1.88685163663349">
            <text:p>$1.89</text:p>
          </table:table-cell>
          <table:table-cell table:formula="of:=[.E57]*[.$E$6]" office:value-type="currency" office:currency="USD" office:value="0.0943425818316744">
            <text:p>$0.0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08">
            <text:p>2008</text:p>
          </table:table-cell>
          <table:table-cell table:formula="of:=[.E57]+[.F57]" office:value-type="currency" office:currency="USD" office:value="1.98119421846516">
            <text:p>$1.98</text:p>
          </table:table-cell>
          <table:table-cell table:formula="of:=[.E58]*[.$E$6]" office:value-type="currency" office:currency="USD" office:value="0.0990597109232582">
            <text:p>$0.1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table:formula="of:=[.E58]+[.F58]" office:value-type="currency" office:currency="USD" office:value="2.08025392938842">
            <text:p>$2.08</text:p>
          </table:table-cell>
          <table:table-cell table:formula="of:=[.E59]*[.$E$6]" office:value-type="currency" office:currency="USD" office:value="0.104012696469421">
            <text:p>$0.1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formula="of:=[.E59]+[.F59]" office:value-type="currency" office:currency="USD" office:value="2.18426662585784">
            <text:p>$2.18</text:p>
          </table:table-cell>
          <table:table-cell table:formula="of:=[.E60]*[.$E$6]" office:value-type="currency" office:currency="USD" office:value="0.109213331292892">
            <text:p>$0.1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11">
            <text:p>2011</text:p>
          </table:table-cell>
          <table:table-cell table:formula="of:=[.E60]+[.F60]" office:value-type="currency" office:currency="USD" office:value="2.29347995715074">
            <text:p>$2.29</text:p>
          </table:table-cell>
          <table:table-cell table:formula="of:=[.E61]*[.$E$6]" office:value-type="currency" office:currency="USD" office:value="0.114673997857537">
            <text:p>$0.1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formula="of:=[.E61]+[.F61]" office:value-type="currency" office:currency="USD" office:value="2.40815395500827">
            <text:p>$2.41</text:p>
          </table:table-cell>
          <table:table-cell table:formula="of:=[.E62]*[.$E$6]" office:value-type="currency" office:currency="USD" office:value="0.120407697750414">
            <text:p>$0.12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13">
            <text:p>2013</text:p>
          </table:table-cell>
          <table:table-cell table:formula="of:=[.E62]+[.F62]" office:value-type="currency" office:currency="USD" office:value="2.52856165275869">
            <text:p>$2.53</text:p>
          </table:table-cell>
          <table:table-cell table:formula="of:=[.E63]*[.$E$6]" office:value-type="currency" office:currency="USD" office:value="0.126428082637934">
            <text:p>$0.13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table:formula="of:=[.E63]+[.F63]" office:value-type="currency" office:currency="USD" office:value="2.65498973539662">
            <text:p>$2.65</text:p>
          </table:table-cell>
          <table:table-cell table:formula="of:=[.E64]*[.$E$6]" office:value-type="currency" office:currency="USD" office:value="0.132749486769831">
            <text:p>$0.13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15">
            <text:p>2015</text:p>
          </table:table-cell>
          <table:table-cell table:formula="of:=[.E64]+[.F64]" office:value-type="currency" office:currency="USD" office:value="2.78773922216645">
            <text:p>$2.79</text:p>
          </table:table-cell>
          <table:table-cell table:formula="of:=[.E65]*[.$E$6]" office:value-type="currency" office:currency="USD" office:value="0.139386961108323">
            <text:p>$0.14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table:formula="of:=[.E65]+[.F65]" office:value-type="currency" office:currency="USD" office:value="2.92712618327477">
            <text:p>$2.93</text:p>
          </table:table-cell>
          <table:table-cell table:formula="of:=[.E66]*[.$E$6]" office:value-type="currency" office:currency="USD" office:value="0.146356309163739">
            <text:p>$0.15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17">
            <text:p>2017</text:p>
          </table:table-cell>
          <table:table-cell table:formula="of:=[.E66]+[.F66]" office:value-type="currency" office:currency="USD" office:value="3.07348249243851">
            <text:p>$3.07</text:p>
          </table:table-cell>
          <table:table-cell table:formula="of:=[.E67]*[.$E$6]" office:value-type="currency" office:currency="USD" office:value="0.153674124621926">
            <text:p>$0.15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  <table:table-cell table:formula="of:=[.E67]+[.F67]" office:value-type="currency" office:currency="USD" office:value="3.22715661706044">
            <text:p>$3.23</text:p>
          </table:table-cell>
          <table:table-cell table:formula="of:=[.E68]*[.$E$6]" office:value-type="currency" office:currency="USD" office:value="0.161357830853022">
            <text:p>$0.16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formula="of:=[.E68]+[.F68]" office:value-type="currency" office:currency="USD" office:value="3.38851444791346">
            <text:p>$3.39</text:p>
          </table:table-cell>
          <table:table-cell table:formula="of:=[.E69]*[.$E$6]" office:value-type="currency" office:currency="USD" office:value="0.169425722395673">
            <text:p>$0.17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  <table:table-cell table:formula="of:=[.E69]+[.F69]" office:value-type="currency" office:currency="USD" office:value="3.55794017030913">
            <text:p>$3.56</text:p>
          </table:table-cell>
          <table:table-cell table:formula="of:=[.E70]*[.$E$6]" office:value-type="currency" office:currency="USD" office:value="0.177897008515457">
            <text:p>$0.18</text:p>
          </table:table-cell>
        </table:table-row>
      </table:table>
      <table:table table:name="HousingInfla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Inflation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10000">
            <text:p>$10,000.00</text:p>
          </table:table-cell>
          <table:table-cell table:style-name="Default" office:value-type="string">
            <text:p><text:s/>= House Cos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table:formula="of:=[.E70]" office:value-type="currency" office:currency="USD" office:value="311204.630691815">
            <text:p>$311,204.63</text:p>
          </table:table-cell>
          <table:table-cell table:style-name="Default" office:value-type="string">
            <text:p><text:s/>= Todays Price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table:formula="of:=[.E5]" office:value-type="currency" office:currency="USD" office:value="10000">
            <text:p>$10,000.00</text:p>
          </table:table-cell>
          <table:table-cell table:formula="of:=[.E11]*[.$E$6]" office:value-type="currency" office:currency="USD" office:value="600">
            <text:p>$6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table:formula="of:=[.E11]+[.F11]" office:value-type="currency" office:currency="USD" office:value="10600">
            <text:p>$10,600.00</text:p>
          </table:table-cell>
          <table:table-cell table:formula="of:=[.E12]*[.$E$6]" office:value-type="currency" office:currency="USD" office:value="636">
            <text:p>$636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table:formula="of:=[.E12]+[.F12]" office:value-type="currency" office:currency="USD" office:value="11236">
            <text:p>$11,236.00</text:p>
          </table:table-cell>
          <table:table-cell table:formula="of:=[.E13]*[.$E$6]" office:value-type="currency" office:currency="USD" office:value="674.16">
            <text:p>$674.1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964">
            <text:p>1964</text:p>
          </table:table-cell>
          <table:table-cell table:formula="of:=[.E13]+[.F13]" office:value-type="currency" office:currency="USD" office:value="11910.16">
            <text:p>$11,910.16</text:p>
          </table:table-cell>
          <table:table-cell table:formula="of:=[.E14]*[.$E$6]" office:value-type="currency" office:currency="USD" office:value="714.6096">
            <text:p>$714.6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formula="of:=[.E14]+[.F14]" office:value-type="currency" office:currency="USD" office:value="12624.7696">
            <text:p>$12,624.77</text:p>
          </table:table-cell>
          <table:table-cell table:formula="of:=[.E15]*[.$E$6]" office:value-type="currency" office:currency="USD" office:value="757.486176">
            <text:p>$757.4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966">
            <text:p>1966</text:p>
          </table:table-cell>
          <table:table-cell table:formula="of:=[.E15]+[.F15]" office:value-type="currency" office:currency="USD" office:value="13382.255776">
            <text:p>$13,382.26</text:p>
          </table:table-cell>
          <table:table-cell table:formula="of:=[.E16]*[.$E$6]" office:value-type="currency" office:currency="USD" office:value="802.93534656">
            <text:p>$802.9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67">
            <text:p>1967</text:p>
          </table:table-cell>
          <table:table-cell table:formula="of:=[.E16]+[.F16]" office:value-type="currency" office:currency="USD" office:value="14185.19112256">
            <text:p>$14,185.19</text:p>
          </table:table-cell>
          <table:table-cell table:formula="of:=[.E17]*[.$E$6]" office:value-type="currency" office:currency="USD" office:value="851.1114673536">
            <text:p>$851.1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968">
            <text:p>1968</text:p>
          </table:table-cell>
          <table:table-cell table:formula="of:=[.E17]+[.F17]" office:value-type="currency" office:currency="USD" office:value="15036.3025899136">
            <text:p>$15,036.30</text:p>
          </table:table-cell>
          <table:table-cell table:formula="of:=[.E18]*[.$E$6]" office:value-type="currency" office:currency="USD" office:value="902.178155394816">
            <text:p>$902.1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69">
            <text:p>1969</text:p>
          </table:table-cell>
          <table:table-cell table:formula="of:=[.E18]+[.F18]" office:value-type="currency" office:currency="USD" office:value="15938.4807453084">
            <text:p>$15,938.48</text:p>
          </table:table-cell>
          <table:table-cell table:formula="of:=[.E19]*[.$E$6]" office:value-type="currency" office:currency="USD" office:value="956.308844718505">
            <text:p>$956.3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table:formula="of:=[.E19]+[.F19]" office:value-type="currency" office:currency="USD" office:value="16894.7895900269">
            <text:p>$16,894.79</text:p>
          </table:table-cell>
          <table:table-cell table:formula="of:=[.E20]*[.$E$6]" office:value-type="currency" office:currency="USD" office:value="1013.68737540162">
            <text:p>$1,013.6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table:formula="of:=[.E20]+[.F20]" office:value-type="currency" office:currency="USD" office:value="17908.4769654285">
            <text:p>$17,908.48</text:p>
          </table:table-cell>
          <table:table-cell table:formula="of:=[.E21]*[.$E$6]" office:value-type="currency" office:currency="USD" office:value="1074.50861792571">
            <text:p>$1,074.5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table:formula="of:=[.E21]+[.F21]" office:value-type="currency" office:currency="USD" office:value="18982.9855833543">
            <text:p>$18,982.99</text:p>
          </table:table-cell>
          <table:table-cell table:formula="of:=[.E22]*[.$E$6]" office:value-type="currency" office:currency="USD" office:value="1138.97913500126">
            <text:p>$1,138.9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table:formula="of:=[.E22]+[.F22]" office:value-type="currency" office:currency="USD" office:value="20121.9647183555">
            <text:p>$20,121.96</text:p>
          </table:table-cell>
          <table:table-cell table:formula="of:=[.E23]*[.$E$6]" office:value-type="currency" office:currency="USD" office:value="1207.31788310133">
            <text:p>$1,207.3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974">
            <text:p>1974</text:p>
          </table:table-cell>
          <table:table-cell table:formula="of:=[.E23]+[.F23]" office:value-type="currency" office:currency="USD" office:value="21329.2826014568">
            <text:p>$21,329.28</text:p>
          </table:table-cell>
          <table:table-cell table:formula="of:=[.E24]*[.$E$6]" office:value-type="currency" office:currency="USD" office:value="1279.75695608741">
            <text:p>$1,279.76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table:formula="of:=[.E24]+[.F24]" office:value-type="currency" office:currency="USD" office:value="22609.0395575442">
            <text:p>$22,609.04</text:p>
          </table:table-cell>
          <table:table-cell table:formula="of:=[.E25]*[.$E$6]" office:value-type="currency" office:currency="USD" office:value="1356.54237345266">
            <text:p>$1,356.54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table:formula="of:=[.E25]+[.F25]" office:value-type="currency" office:currency="USD" office:value="23965.5819309969">
            <text:p>$23,965.58</text:p>
          </table:table-cell>
          <table:table-cell table:formula="of:=[.E26]*[.$E$6]" office:value-type="currency" office:currency="USD" office:value="1437.93491585981">
            <text:p>$1,437.93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table:formula="of:=[.E26]+[.F26]" office:value-type="currency" office:currency="USD" office:value="25403.5168468567">
            <text:p>$25,403.52</text:p>
          </table:table-cell>
          <table:table-cell table:formula="of:=[.E27]*[.$E$6]" office:value-type="currency" office:currency="USD" office:value="1524.2110108114">
            <text:p>$1,524.21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978">
            <text:p>1978</text:p>
          </table:table-cell>
          <table:table-cell table:formula="of:=[.E27]+[.F27]" office:value-type="currency" office:currency="USD" office:value="26927.7278576681">
            <text:p>$26,927.73</text:p>
          </table:table-cell>
          <table:table-cell table:formula="of:=[.E28]*[.$E$6]" office:value-type="currency" office:currency="USD" office:value="1615.66367146009">
            <text:p>$1,615.6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79">
            <text:p>1979</text:p>
          </table:table-cell>
          <table:table-cell table:formula="of:=[.E28]+[.F28]" office:value-type="currency" office:currency="USD" office:value="28543.3915291282">
            <text:p>$28,543.39</text:p>
          </table:table-cell>
          <table:table-cell table:formula="of:=[.E29]*[.$E$6]" office:value-type="currency" office:currency="USD" office:value="1712.60349174769">
            <text:p>$1,712.6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table:formula="of:=[.E29]+[.F29]" office:value-type="currency" office:currency="USD" office:value="30255.9950208759">
            <text:p>$30,256.00</text:p>
          </table:table-cell>
          <table:table-cell table:formula="of:=[.E30]*[.$E$6]" office:value-type="currency" office:currency="USD" office:value="1815.35970125255">
            <text:p>$1,815.3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table:formula="of:=[.E30]+[.F30]" office:value-type="currency" office:currency="USD" office:value="32071.3547221285">
            <text:p>$32,071.35</text:p>
          </table:table-cell>
          <table:table-cell table:formula="of:=[.E31]*[.$E$6]" office:value-type="currency" office:currency="USD" office:value="1924.28128332771">
            <text:p>$1,924.28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table:formula="of:=[.E31]+[.F31]" office:value-type="currency" office:currency="USD" office:value="33995.6360054562">
            <text:p>$33,995.64</text:p>
          </table:table-cell>
          <table:table-cell table:formula="of:=[.E32]*[.$E$6]" office:value-type="currency" office:currency="USD" office:value="2039.73816032737">
            <text:p>$2,039.74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formula="of:=[.E32]+[.F32]" office:value-type="currency" office:currency="USD" office:value="36035.3741657835">
            <text:p>$36,035.37</text:p>
          </table:table-cell>
          <table:table-cell table:formula="of:=[.E33]*[.$E$6]" office:value-type="currency" office:currency="USD" office:value="2162.12244994701">
            <text:p>$2,162.1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984">
            <text:p>1984</text:p>
          </table:table-cell>
          <table:table-cell table:formula="of:=[.E33]+[.F33]" office:value-type="currency" office:currency="USD" office:value="38197.4966157305">
            <text:p>$38,197.50</text:p>
          </table:table-cell>
          <table:table-cell table:formula="of:=[.E34]*[.$E$6]" office:value-type="currency" office:currency="USD" office:value="2291.84979694383">
            <text:p>$2,291.85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985">
            <text:p>1985</text:p>
          </table:table-cell>
          <table:table-cell table:formula="of:=[.E34]+[.F34]" office:value-type="currency" office:currency="USD" office:value="40489.3464126744">
            <text:p>$40,489.35</text:p>
          </table:table-cell>
          <table:table-cell table:formula="of:=[.E35]*[.$E$6]" office:value-type="currency" office:currency="USD" office:value="2429.36078476046">
            <text:p>$2,429.36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formula="of:=[.E35]+[.F35]" office:value-type="currency" office:currency="USD" office:value="42918.7071974348">
            <text:p>$42,918.71</text:p>
          </table:table-cell>
          <table:table-cell table:formula="of:=[.E36]*[.$E$6]" office:value-type="currency" office:currency="USD" office:value="2575.12243184609">
            <text:p>$2,575.12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table:formula="of:=[.E36]+[.F36]" office:value-type="currency" office:currency="USD" office:value="45493.8296292809">
            <text:p>$45,493.83</text:p>
          </table:table-cell>
          <table:table-cell table:formula="of:=[.E37]*[.$E$6]" office:value-type="currency" office:currency="USD" office:value="2729.62977775686">
            <text:p>$2,729.6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988">
            <text:p>1988</text:p>
          </table:table-cell>
          <table:table-cell table:formula="of:=[.E37]+[.F37]" office:value-type="currency" office:currency="USD" office:value="48223.4594070378">
            <text:p>$48,223.46</text:p>
          </table:table-cell>
          <table:table-cell table:formula="of:=[.E38]*[.$E$6]" office:value-type="currency" office:currency="USD" office:value="2893.40756442227">
            <text:p>$2,893.4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989">
            <text:p>1989</text:p>
          </table:table-cell>
          <table:table-cell table:formula="of:=[.E38]+[.F38]" office:value-type="currency" office:currency="USD" office:value="51116.8669714601">
            <text:p>$51,116.87</text:p>
          </table:table-cell>
          <table:table-cell table:formula="of:=[.E39]*[.$E$6]" office:value-type="currency" office:currency="USD" office:value="3067.0120182876">
            <text:p>$3,067.0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990">
            <text:p>1990</text:p>
          </table:table-cell>
          <table:table-cell table:formula="of:=[.E39]+[.F39]" office:value-type="currency" office:currency="USD" office:value="54183.8789897477">
            <text:p>$54,183.88</text:p>
          </table:table-cell>
          <table:table-cell table:formula="of:=[.E40]*[.$E$6]" office:value-type="currency" office:currency="USD" office:value="3251.03273938486">
            <text:p>$3,251.03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991">
            <text:p>1991</text:p>
          </table:table-cell>
          <table:table-cell table:formula="of:=[.E40]+[.F40]" office:value-type="currency" office:currency="USD" office:value="57434.9117291325">
            <text:p>$57,434.91</text:p>
          </table:table-cell>
          <table:table-cell table:formula="of:=[.E41]*[.$E$6]" office:value-type="currency" office:currency="USD" office:value="3446.09470374795">
            <text:p>$3,446.09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992">
            <text:p>1992</text:p>
          </table:table-cell>
          <table:table-cell table:formula="of:=[.E41]+[.F41]" office:value-type="currency" office:currency="USD" office:value="60881.0064328805">
            <text:p>$60,881.01</text:p>
          </table:table-cell>
          <table:table-cell table:formula="of:=[.E42]*[.$E$6]" office:value-type="currency" office:currency="USD" office:value="3652.86038597283">
            <text:p>$3,652.86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93">
            <text:p>1993</text:p>
          </table:table-cell>
          <table:table-cell table:formula="of:=[.E42]+[.F42]" office:value-type="currency" office:currency="USD" office:value="64533.8668188533">
            <text:p>$64,533.87</text:p>
          </table:table-cell>
          <table:table-cell table:formula="of:=[.E43]*[.$E$6]" office:value-type="currency" office:currency="USD" office:value="3872.0320091312">
            <text:p>$3,872.03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table:formula="of:=[.E43]+[.F43]" office:value-type="currency" office:currency="USD" office:value="68405.8988279845">
            <text:p>$68,405.90</text:p>
          </table:table-cell>
          <table:table-cell table:formula="of:=[.E44]*[.$E$6]" office:value-type="currency" office:currency="USD" office:value="4104.35392967907">
            <text:p>$4,104.3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table:formula="of:=[.E44]+[.F44]" office:value-type="currency" office:currency="USD" office:value="72510.2527576636">
            <text:p>$72,510.25</text:p>
          </table:table-cell>
          <table:table-cell table:formula="of:=[.E45]*[.$E$6]" office:value-type="currency" office:currency="USD" office:value="4350.61516545981">
            <text:p>$4,350.62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996">
            <text:p>1996</text:p>
          </table:table-cell>
          <table:table-cell table:formula="of:=[.E45]+[.F45]" office:value-type="currency" office:currency="USD" office:value="76860.8679231234">
            <text:p>$76,860.87</text:p>
          </table:table-cell>
          <table:table-cell table:formula="of:=[.E46]*[.$E$6]" office:value-type="currency" office:currency="USD" office:value="4611.6520753874">
            <text:p>$4,611.6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997">
            <text:p>1997</text:p>
          </table:table-cell>
          <table:table-cell table:formula="of:=[.E46]+[.F46]" office:value-type="currency" office:currency="USD" office:value="81472.5199985108">
            <text:p>$81,472.52</text:p>
          </table:table-cell>
          <table:table-cell table:formula="of:=[.E47]*[.$E$6]" office:value-type="currency" office:currency="USD" office:value="4888.35119991065">
            <text:p>$4,888.35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998">
            <text:p>1998</text:p>
          </table:table-cell>
          <table:table-cell table:formula="of:=[.E47]+[.F47]" office:value-type="currency" office:currency="USD" office:value="86360.8711984214">
            <text:p>$86,360.87</text:p>
          </table:table-cell>
          <table:table-cell table:formula="of:=[.E48]*[.$E$6]" office:value-type="currency" office:currency="USD" office:value="5181.65227190528">
            <text:p>$5,181.65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999">
            <text:p>1999</text:p>
          </table:table-cell>
          <table:table-cell table:formula="of:=[.E48]+[.F48]" office:value-type="currency" office:currency="USD" office:value="91542.5234703267">
            <text:p>$91,542.52</text:p>
          </table:table-cell>
          <table:table-cell table:formula="of:=[.E49]*[.$E$6]" office:value-type="currency" office:currency="USD" office:value="5492.5514082196">
            <text:p>$5,492.5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00">
            <text:p>2000</text:p>
          </table:table-cell>
          <table:table-cell table:formula="of:=[.E49]+[.F49]" office:value-type="currency" office:currency="USD" office:value="97035.0748785463">
            <text:p>$97,035.07</text:p>
          </table:table-cell>
          <table:table-cell table:formula="of:=[.E50]*[.$E$6]" office:value-type="currency" office:currency="USD" office:value="5822.10449271278">
            <text:p>$5,822.1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table:formula="of:=[.E50]+[.F50]" office:value-type="currency" office:currency="USD" office:value="102857.179371259">
            <text:p>$102,857.18</text:p>
          </table:table-cell>
          <table:table-cell table:formula="of:=[.E51]*[.$E$6]" office:value-type="currency" office:currency="USD" office:value="6171.43076227555">
            <text:p>$6,171.43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02">
            <text:p>2002</text:p>
          </table:table-cell>
          <table:table-cell table:formula="of:=[.E51]+[.F51]" office:value-type="currency" office:currency="USD" office:value="109028.610133535">
            <text:p>$109,028.61</text:p>
          </table:table-cell>
          <table:table-cell table:formula="of:=[.E52]*[.$E$6]" office:value-type="currency" office:currency="USD" office:value="6541.71660801208">
            <text:p>$6,541.72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table:formula="of:=[.E52]+[.F52]" office:value-type="currency" office:currency="USD" office:value="115570.326741547">
            <text:p>$115,570.33</text:p>
          </table:table-cell>
          <table:table-cell table:formula="of:=[.E53]*[.$E$6]" office:value-type="currency" office:currency="USD" office:value="6934.2196044928">
            <text:p>$6,934.22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table:formula="of:=[.E53]+[.F53]" office:value-type="currency" office:currency="USD" office:value="122504.54634604">
            <text:p>$122,504.55</text:p>
          </table:table-cell>
          <table:table-cell table:formula="of:=[.E54]*[.$E$6]" office:value-type="currency" office:currency="USD" office:value="7350.27278076237">
            <text:p>$7,350.27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05">
            <text:p>2005</text:p>
          </table:table-cell>
          <table:table-cell table:formula="of:=[.E54]+[.F54]" office:value-type="currency" office:currency="USD" office:value="129854.819126802">
            <text:p>$129,854.82</text:p>
          </table:table-cell>
          <table:table-cell table:formula="of:=[.E55]*[.$E$6]" office:value-type="currency" office:currency="USD" office:value="7791.28914760811">
            <text:p>$7,791.29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table:formula="of:=[.E55]+[.F55]" office:value-type="currency" office:currency="USD" office:value="137646.10827441">
            <text:p>$137,646.11</text:p>
          </table:table-cell>
          <table:table-cell table:formula="of:=[.E56]*[.$E$6]" office:value-type="currency" office:currency="USD" office:value="8258.7664964646">
            <text:p>$8,258.77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table:formula="of:=[.E56]+[.F56]" office:value-type="currency" office:currency="USD" office:value="145904.874770875">
            <text:p>$145,904.87</text:p>
          </table:table-cell>
          <table:table-cell table:formula="of:=[.E57]*[.$E$6]" office:value-type="currency" office:currency="USD" office:value="8754.29248625248">
            <text:p>$8,754.2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08">
            <text:p>2008</text:p>
          </table:table-cell>
          <table:table-cell table:formula="of:=[.E57]+[.F57]" office:value-type="currency" office:currency="USD" office:value="154659.167257127">
            <text:p>$154,659.17</text:p>
          </table:table-cell>
          <table:table-cell table:formula="of:=[.E58]*[.$E$6]" office:value-type="currency" office:currency="USD" office:value="9279.55003542762">
            <text:p>$9,279.55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table:formula="of:=[.E58]+[.F58]" office:value-type="currency" office:currency="USD" office:value="163938.717292555">
            <text:p>$163,938.72</text:p>
          </table:table-cell>
          <table:table-cell table:formula="of:=[.E59]*[.$E$6]" office:value-type="currency" office:currency="USD" office:value="9836.32303755328">
            <text:p>$9,836.32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formula="of:=[.E59]+[.F59]" office:value-type="currency" office:currency="USD" office:value="173775.040330108">
            <text:p>$173,775.04</text:p>
          </table:table-cell>
          <table:table-cell table:formula="of:=[.E60]*[.$E$6]" office:value-type="currency" office:currency="USD" office:value="10426.5024198065">
            <text:p>$10,426.5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11">
            <text:p>2011</text:p>
          </table:table-cell>
          <table:table-cell table:formula="of:=[.E60]+[.F60]" office:value-type="currency" office:currency="USD" office:value="184201.542749914">
            <text:p>$184,201.54</text:p>
          </table:table-cell>
          <table:table-cell table:formula="of:=[.E61]*[.$E$6]" office:value-type="currency" office:currency="USD" office:value="11052.0925649949">
            <text:p>$11,052.09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formula="of:=[.E61]+[.F61]" office:value-type="currency" office:currency="USD" office:value="195253.635314909">
            <text:p>$195,253.64</text:p>
          </table:table-cell>
          <table:table-cell table:formula="of:=[.E62]*[.$E$6]" office:value-type="currency" office:currency="USD" office:value="11715.2181188946">
            <text:p>$11,715.22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13">
            <text:p>2013</text:p>
          </table:table-cell>
          <table:table-cell table:formula="of:=[.E62]+[.F62]" office:value-type="currency" office:currency="USD" office:value="206968.853433804">
            <text:p>$206,968.85</text:p>
          </table:table-cell>
          <table:table-cell table:formula="of:=[.E63]*[.$E$6]" office:value-type="currency" office:currency="USD" office:value="12418.1312060282">
            <text:p>$12,418.13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table:formula="of:=[.E63]+[.F63]" office:value-type="currency" office:currency="USD" office:value="219386.984639832">
            <text:p>$219,386.98</text:p>
          </table:table-cell>
          <table:table-cell table:formula="of:=[.E64]*[.$E$6]" office:value-type="currency" office:currency="USD" office:value="13163.2190783899">
            <text:p>$13,163.22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15">
            <text:p>2015</text:p>
          </table:table-cell>
          <table:table-cell table:formula="of:=[.E64]+[.F64]" office:value-type="currency" office:currency="USD" office:value="232550.203718222">
            <text:p>$232,550.20</text:p>
          </table:table-cell>
          <table:table-cell table:formula="of:=[.E65]*[.$E$6]" office:value-type="currency" office:currency="USD" office:value="13953.0122230933">
            <text:p>$13,953.0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table:formula="of:=[.E65]+[.F65]" office:value-type="currency" office:currency="USD" office:value="246503.215941315">
            <text:p>$246,503.22</text:p>
          </table:table-cell>
          <table:table-cell table:formula="of:=[.E66]*[.$E$6]" office:value-type="currency" office:currency="USD" office:value="14790.1929564789">
            <text:p>$14,790.19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17">
            <text:p>2017</text:p>
          </table:table-cell>
          <table:table-cell table:formula="of:=[.E66]+[.F66]" office:value-type="currency" office:currency="USD" office:value="261293.408897794">
            <text:p>$261,293.41</text:p>
          </table:table-cell>
          <table:table-cell table:formula="of:=[.E67]*[.$E$6]" office:value-type="currency" office:currency="USD" office:value="15677.6045338677">
            <text:p>$15,677.6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  <table:table-cell table:formula="of:=[.E67]+[.F67]" office:value-type="currency" office:currency="USD" office:value="276971.013431662">
            <text:p>$276,971.01</text:p>
          </table:table-cell>
          <table:table-cell table:formula="of:=[.E68]*[.$E$6]" office:value-type="currency" office:currency="USD" office:value="16618.2608058997">
            <text:p>$16,618.26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formula="of:=[.E68]+[.F68]" office:value-type="currency" office:currency="USD" office:value="293589.274237562">
            <text:p>$293,589.27</text:p>
          </table:table-cell>
          <table:table-cell table:formula="of:=[.E69]*[.$E$6]" office:value-type="currency" office:currency="USD" office:value="17615.3564542537">
            <text:p>$17,615.36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  <table:table-cell table:formula="of:=[.E69]+[.F69]" office:value-type="currency" office:currency="USD" office:value="311204.630691815">
            <text:p>$311,204.63</text:p>
          </table:table-cell>
          <table:table-cell table:formula="of:=[.E70]*[.$E$6]" office:value-type="currency" office:currency="USD" office:value="18672.2778415089">
            <text:p>$18,672.28</text:p>
          </table:table-cell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Retirement Function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0">
            <text:p>$0.00</text:p>
          </table:table-cell>
          <table:table-cell table:style-name="Default" office:value-type="string">
            <text:p><text:s/>= Initial Balanc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terest Rate Municipal Bonds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1">
            <text:p>10.00%</text:p>
          </table:table-cell>
          <table:table-cell table:style-name="Default" office:value-type="string">
            <text:p><text:s/>= Percentage Salary Saved Each Year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100000">
            <text:p>$100,000.00</text:p>
          </table:table-cell>
          <table:table-cell table:style-name="Default" office:value-type="string">
            <text:p><text:s/>= Salary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" table:formula="of:=[.D8]/[.D6]" office:value-type="currency" office:currency="USD" office:value="2000000">
            <text:p>$2,000,000.00</text:p>
          </table:table-cell>
          <table:table-cell table:style-name="Default" office:value-type="string">
            <text:p><text:s/>= Savings to Retir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>
            <text:p>Balance</text:p>
          </table:table-cell>
          <table:table-cell office:value-type="string">
            <text:p>Interest Earned</text:p>
          </table:table-cell>
          <table:table-cell office:value-type="string">
            <text:p>Deposit</text:p>
          </table:table-cell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table:number-columns-repeated="2" office:value-type="string">
            <text:p>End of Year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formula="of:=[.D5]" office:value-type="currency" office:currency="USD" office:value="0">
            <text:p>$0.00</text:p>
          </table:table-cell>
          <table:table-cell table:formula="of:=[.D13]*[.$D$6]" office:value-type="currency" office:currency="USD" office:value="0">
            <text:p>$0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6]" office:value-type="currency" office:currency="USD" office:value="500">
            <text:p>$500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6">
            <text:p>2026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6]" office:value-type="currency" office:currency="USD" office:value="1025">
            <text:p>$1,025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7">
            <text:p>2027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6]" office:value-type="currency" office:currency="USD" office:value="1576.25">
            <text:p>$1,576.2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8">
            <text:p>2028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6]" office:value-type="currency" office:currency="USD" office:value="2155.0625">
            <text:p>$2,155.0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9">
            <text:p>2029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6]" office:value-type="currency" office:currency="USD" office:value="2762.815625">
            <text:p>$2,762.82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30">
            <text:p>2030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6]" office:value-type="currency" office:currency="USD" office:value="3400.95640625">
            <text:p>$3,400.9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31">
            <text:p>2031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6]" office:value-type="currency" office:currency="USD" office:value="4071.0042265625">
            <text:p>$4,071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2">
            <text:p>2032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6]" office:value-type="currency" office:currency="USD" office:value="4774.55443789063">
            <text:p>$4,774.5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3">
            <text:p>2033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6]" office:value-type="currency" office:currency="USD" office:value="5513.28215978516">
            <text:p>$5,513.2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4">
            <text:p>2034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6]" office:value-type="currency" office:currency="USD" office:value="6288.94626777441">
            <text:p>$6,288.9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6]" office:value-type="currency" office:currency="USD" office:value="7103.39358116313">
            <text:p>$7,103.3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6">
            <text:p>2036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6]" office:value-type="currency" office:currency="USD" office:value="7958.56326022129">
            <text:p>$7,958.5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7">
            <text:p>2037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6]" office:value-type="currency" office:currency="USD" office:value="8856.49142323236">
            <text:p>$8,856.4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8">
            <text:p>2038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6]" office:value-type="currency" office:currency="USD" office:value="9799.31599439397">
            <text:p>$9,799.32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9">
            <text:p>2039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6]" office:value-type="currency" office:currency="USD" office:value="10789.2817941137">
            <text:p>$10,789.2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40">
            <text:p>2040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6]" office:value-type="currency" office:currency="USD" office:value="11828.7458838194">
            <text:p>$11,828.7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41">
            <text:p>2041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6]" office:value-type="currency" office:currency="USD" office:value="12920.1831780103">
            <text:p>$12,920.1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2">
            <text:p>2042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6]" office:value-type="currency" office:currency="USD" office:value="14066.1923369108">
            <text:p>$14,066.1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3">
            <text:p>2043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6]" office:value-type="currency" office:currency="USD" office:value="15269.5019537564">
            <text:p>$15,269.5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4">
            <text:p>2044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6]" office:value-type="currency" office:currency="USD" office:value="16532.9770514442">
            <text:p>$16,532.9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5">
            <text:p>2045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6]" office:value-type="currency" office:currency="USD" office:value="17859.6259040164">
            <text:p>$17,859.63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6">
            <text:p>2046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6]" office:value-type="currency" office:currency="USD" office:value="19252.6071992172">
            <text:p>$19,252.6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7">
            <text:p>2047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6]" office:value-type="currency" office:currency="USD" office:value="20715.2375591781">
            <text:p>$20,715.24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8">
            <text:p>2048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6]" office:value-type="currency" office:currency="USD" office:value="22250.999437137">
            <text:p>$22,251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9">
            <text:p>2049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6]" office:value-type="currency" office:currency="USD" office:value="23863.5494089938">
            <text:p>$23,863.5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50">
            <text:p>2050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6]" office:value-type="currency" office:currency="USD" office:value="25556.7268794435">
            <text:p>$25,556.73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51">
            <text:p>2051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6]" office:value-type="currency" office:currency="USD" office:value="27334.5632234157">
            <text:p>$27,334.5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2">
            <text:p>2052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6]" office:value-type="currency" office:currency="USD" office:value="29201.2913845865">
            <text:p>$29,201.2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3">
            <text:p>2053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6]" office:value-type="currency" office:currency="USD" office:value="31161.3559538158">
            <text:p>$31,161.3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4">
            <text:p>2054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6]" office:value-type="currency" office:currency="USD" office:value="33219.4237515066">
            <text:p>$33,219.42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5">
            <text:p>2055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6]" office:value-type="currency" office:currency="USD" office:value="35380.394939082">
            <text:p>$35,380.3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6">
            <text:p>2056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6]" office:value-type="currency" office:currency="USD" office:value="37649.4146860361">
            <text:p>$37,649.4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7">
            <text:p>2057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6]" office:value-type="currency" office:currency="USD" office:value="40031.8854203379">
            <text:p>$40,031.8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8">
            <text:p>2058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6]" office:value-type="currency" office:currency="USD" office:value="42533.4796913548">
            <text:p>$42,533.4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9">
            <text:p>2059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6]" office:value-type="currency" office:currency="USD" office:value="45160.1536759225">
            <text:p>$45,160.1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60">
            <text:p>2060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6]" office:value-type="currency" office:currency="USD" office:value="47918.1613597186">
            <text:p>$47,918.1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61">
            <text:p>2061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6]" office:value-type="currency" office:currency="USD" office:value="50814.0694277046">
            <text:p>$50,814.07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2">
            <text:p>2062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6]" office:value-type="currency" office:currency="USD" office:value="53854.7728990898">
            <text:p>$53,854.77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3">
            <text:p>2063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6]" office:value-type="currency" office:currency="USD" office:value="57047.5115440443">
            <text:p>$57,047.5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4">
            <text:p>2064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6]" office:value-type="currency" office:currency="USD" office:value="60399.8871212465">
            <text:p>$60,399.8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5">
            <text:p>2065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6]" office:value-type="currency" office:currency="USD" office:value="63919.8814773088">
            <text:p>$63,919.8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6">
            <text:p>2066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6]" office:value-type="currency" office:currency="USD" office:value="67615.8755511743">
            <text:p>$67,615.8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7">
            <text:p>2067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6]" office:value-type="currency" office:currency="USD" office:value="71496.669328733">
            <text:p>$71,496.67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8">
            <text:p>2068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6]" office:value-type="currency" office:currency="USD" office:value="75571.5027951696">
            <text:p>$75,571.5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9">
            <text:p>2069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6]" office:value-type="currency" office:currency="USD" office:value="79850.0779349281">
            <text:p>$79,850.0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70">
            <text:p>2070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6]" office:value-type="currency" office:currency="USD" office:value="84342.5818316745">
            <text:p>$84,342.5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6]" office:value-type="currency" office:currency="USD" office:value="89059.7109232582">
            <text:p>$89,059.7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2">
            <text:p>2072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6]" office:value-type="currency" office:currency="USD" office:value="94012.6964694211">
            <text:p>$94,012.7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3">
            <text:p>2073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6]" office:value-type="currency" office:currency="USD" office:value="99213.3312928922">
            <text:p>$99,213.33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4">
            <text:p>2074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6]" office:value-type="currency" office:currency="USD" office:value="104673.997857537">
            <text:p>$104,674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2/03/2020</text:date>, <text:time>13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20-02-03T12:17:17.08</meta:creation-date>
    <dc:date>2020-02-03T13:56:33.81</dc:date>
    <dc:creator>RCC RCCD</dc:creator>
    <meta:editing-duration>PT1H24M5S</meta:editing-duration>
    <meta:editing-cycles>3</meta:editing-cycles>
    <meta:generator>OpenOffice/4.1.5$Win32 OpenOffice.org_project/415m1$Build-9789</meta:generator>
    <meta:document-statistic meta:table-count="5" meta:cell-count="1168" meta:object-count="0"/>
  </office:meta>
</office:document-meta>
</file>